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944in" fo:margin-left="-0.0785in" table:align="left" style:writing-mode="lr-tb"/>
    </style:style>
    <style:style style:name="Table1.A" style:family="table-column">
      <style:table-column-properties style:column-width="4.7in"/>
    </style:style>
    <style:style style:name="Table1.B" style:family="table-column">
      <style:table-column-properties style:column-width="1.694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style:tab-stops>
          <style:tab-stop style:position="0.5in"/>
        </style:tab-stops>
      </style:paragraph-properties>
      <style:text-properties fo:color="#000000" style:font-name="Times New Roman" style:font-name-complex="Times New Roman"/>
    </style:style>
    <style:style style:name="P2"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language="pt" fo:country="BR" fo:font-weight="bold" style:font-size-asian="9pt" style:font-weight-asian="bold" style:font-name-complex="Courier New" style:font-size-complex="9pt"/>
    </style:style>
    <style:style style:name="P3"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P4" style:family="paragraph" style:parent-style-name="Standard">
      <style:paragraph-properties fo:text-align="justify" style:justify-single-word="false" style:snap-to-layout-gri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P5" style:family="paragraph" style:parent-style-name="Standard">
      <style:paragraph-properties fo:text-align="justify" style:justify-single-word="false">
        <style:tab-stops>
          <style:tab-stop style:position="0.5in"/>
        </style:tab-stops>
      </style:paragraph-properties>
    </style:style>
    <style:style style:name="P6" style:family="paragraph" style:parent-style-name="Standard" style:master-page-name="Standard">
      <style:paragraph-properties style:page-number="auto"/>
    </style:style>
    <style:style style:name="T1" style:family="text">
      <style:text-properties fo:color="#000000" style:font-name="Times New Roman" style:font-name-complex="Times New Roman"/>
    </style:style>
    <style:style style:name="T2" style:family="text">
      <style:text-properties fo:color="#000000" style:font-name="Times New Roman" style:text-underline-style="solid" style:text-underline-width="auto" style:text-underline-color="font-color" style:font-name-complex="Times New Roman"/>
    </style:style>
    <style:style style:name="T3" style:family="text">
      <style:text-properties fo:color="#000000" style:font-name="Times New Roman" fo:font-style="italic" style:font-style-asian="italic" style:font-name-complex="Times New Roman"/>
    </style:style>
    <style:style style:name="T4" style:family="text">
      <style:text-properties fo:color="#000000" style:font-name="Courier New" fo:font-size="9pt" fo:language="pt" fo:country="BR" fo:font-weight="bold" style:font-size-asian="9pt" style:font-weight-asian="bold" style:font-name-complex="Courier New" style:font-size-complex="9pt"/>
    </style:style>
    <style:style style:name="T5" style:family="text">
      <style:text-properties fo:color="#000000" style:font-name="Courier New" fo:font-size="9pt" fo:font-weight="bold" style:font-size-asian="9pt" style:font-weight-asian="bold" style:font-name-complex="Courier New"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p>
      <text:p text:style-name="Standard">a. DCW places the 16-bit half-word into memory. This is useful because it allows us to assist and control the assembly process. In this case this is helpful in storing large expressions into memory for us to call and use later, even if a certain execution requires more space to run than is available in the registers. </text:p>
      <text:p text:style-name="Standard">b.</text:p>
      <text:p text:style-name="Standard">-----------------------------------------------------------------------------------------------------------------------------------------</text:p>
      <text:p text:style-name="P5"><text:span text:style-name="T1">2. The microcontroller is executing at 80 MHz. Assuming assembly instructions average about 2 cycles per instruction, it takes about 25 ns to execute an instruction. Look at the following C code and associated assembly created by the compiler. </text:span><text:span text:style-name="T2">Answer the following questions</text:span></text:p>
      <text:p text:style-name="P5"><text:span text:style-name="T1">a) What is the purpose of all the DCW statements?</text:span></text:p>
      <text:p text:style-name="P5"><text:span text:style-name="T1">b) The main program toggles PF1. Neglecting interrupts for this part, estimate how fast PF1 will toggle. </text:span></text:p>
      <text:p text:style-name="P5"><text:span text:style-name="T1">c) What is in R0 after the first LDR is executed? What is in R0 after the second LDR is executed?</text:span></text:p>
      <text:p text:style-name="P5"><text:span text:style-name="T1">d) How would you have written the compiler to remove an instruction?</text:span></text:p>
      <text:p text:style-name="P5"><text:span text:style-name="T1">e) 100-Hz ADC sampling occurs in the Timer0 ISR. The ISR toggles PF2 three times. Toggling three times in the ISR allows you to measure both the time to execute the ISR and the time between interrupts. See Figure 2.1. Do these two read-modify write sequences to Port F create a critical section? If yes, describe how to remove the critical section? If no, justify your answer?</text:span></text:p>
      <text:p text:style-name="P5"><text:span text:style-name="T3">This assembly code was obtained by observing the assembly listing in the debugger. You may see different assembly on your machine because of differences in the compiler version or optimization settings. You are allowed to solve the preparation with either this assembly or the assembly you see on your computer.</text:span></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4">0x0000067E 4806 <text:s text:c="5"/>LDR r0,[pc,#24] <text:s/>; @0x0000068C</text:span></text:p>
            <text:p text:style-name="P5"><text:span text:style-name="T4">0x00000680 6880 <text:s text:c="5"/>LDR r0,[r0,#0x08]</text:span></text:p>
            <text:p text:style-name="P5"><text:span text:style-name="T4">0x00000682 F0800002 <text:s/>EOR r0,r0,#0x02</text:span></text:p>
            <text:p text:style-name="P5"><text:span text:style-name="T4">0x00000686 4904 <text:s text:c="5"/>LDR r1,[pc,#16] <text:s/>; @0x0000068C</text:span></text:p>
            <text:p text:style-name="P5"><text:span text:style-name="T4">0x00000688 6088 <text:s text:c="5"/>STR r0,[r1,#0x08]</text:span></text:p>
            <text:p text:style-name="P5"><text:span text:style-name="T4">0x0000068A E7F8 <text:s text:c="5"/>B <text:s text:c="2"/>0x0000067E</text:span></text:p>
            <text:p text:style-name="P5"><text:span text:style-name="T4">0x0000068C E608 <text:s text:c="5"/>DCW 0xE608</text:span></text:p>
            <text:p text:style-name="P5"><text:span text:style-name="T4">0x0000068E 400F <text:s text:c="5"/>DCW 0x400F</text:span></text:p>
            <text:p text:style-name="P5"><text:span text:style-name="T4">0x00000684 5400 <text:s text:c="5"/>DCW 0x5400</text:span></text:p>
            <text:p text:style-name="P5"><text:span text:style-name="T4">0x00000686 4002 <text:s text:c="5"/>DCW 0x4002</text:span></text:p>
            <text:p text:style-name="P5"><text:span text:style-name="T4">0x00000688 551C <text:s text:c="5"/>DCW 0x551C</text:span></text:p>
            <text:p text:style-name="P5"><text:span text:style-name="T4">0x0000068A 4002 <text:s text:c="5"/>DCW 0x4002</text:span></text:p>
            <text:p text:style-name="P5"><text:soft-page-break/><text:span text:style-name="T4">0x0000068C 5000 <text:s text:c="5"/>DCW 0x5000</text:span></text:p>
            <text:p text:style-name="P2">0x0000068E 4002 <text:s text:c="5"/>DCW 0x4002</text:p>
          </table:table-cell>
          <table:table-cell table:style-name="Table1.B1" office:value-type="string">
            <text:p text:style-name="P4"/>
            <text:p text:style-name="P3"><text:s text:c="2"/>while(1){</text:p>
            <text:p text:style-name="P5"><text:span text:style-name="T5"><text:s text:c="4"/>PF1 ^= 0x02; <text:s/></text:span></text:p>
            <text:p text:style-name="P3"><text:s text:c="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Zhao</meta:initial-creator>
    <meta:editing-cycles>2</meta:editing-cycles>
    <meta:creation-date>2016-02-01T05:45:00</meta:creation-date>
    <dc:date>2016-02-02T21:07:24.92</dc:date>
    <meta:editing-duration>PT10M41S</meta:editing-duration>
    <meta:generator>OpenOffice/4.1.1$Win32 OpenOffice.org_project/411m6$Build-9775</meta:generator>
    <meta:document-statistic meta:table-count="1" meta:image-count="0" meta:object-count="0" meta:page-count="2" meta:paragraph-count="28" meta:word-count="345" meta:character-count="2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